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f0c1c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3d9b0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23d9b0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1f0c1c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5497c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officeooo:rsid="0023d9b0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5"> Yuri Matheus Dias Pereira</text:span></text:p>
      <text:p text:style-name="P6"/>
      <text:p text:style-name="P10"><text:span text:style-name="T1">Escopo: </text:span><text:span text:style-name="T14">Alteração da versão utilizada do Java, de Java 8 para Java 7, para poder permitir fazer o Deloy da aplicação no framework Jboss.</text:span></text:p>
      <text:p text:style-name="P9"/>
      <text:p text:style-name="P2"><text:span text:style-name="T1">Tipo da Manutenção: </text:span><text:span text:style-name="T5">Corretiva.</text:span></text:p>
      <text:p text:style-name="P6"/>
      <text:p text:style-name="P1"><text:span text:style-name="T1">Criticidade:</text:span><text:span text:style-name="T12"> </text:span><text:span text:style-name="T13">Média.</text:span></text:p>
      <text:p text:style-name="P7"/>
      <text:p text:style-name="P2"><text:span text:style-name="T1">Tempo Estimado:</text:span><text:span text:style-name="T2"> </text:span><text:span text:style-name="T10">1h</text:span></text:p>
      <text:p text:style-name="P6"/>
      <text:p text:style-name="P2"><text:span text:style-name="T1">Custo estimado:</text:span><text:span text:style-name="T4"> </text:span><text:span text:style-name="T5">Apenas uma </text:span><text:span text:style-name="T6">pessoa.</text:span></text:p>
      <text:p text:style-name="P6"/>
      <text:p text:style-name="P8">Opções de Desenvolvimento:</text:p>
      <text:p text:style-name="P6"/>
      <text:p text:style-name="P8">Opção 1:</text:p>
      <text:p text:style-name="P3"><text:span text:style-name="T1">Descrição: </text:span><text:span text:style-name="T10">A IDE Eclipse já permite trocar a versão do java facilmente, contanto que a versão desejável já esteja instalada no sistema de quem a trocará. E como não estamos utilizando nenhuma função específica do Java 8, ou qualquer dependência nova dela, a mudança pode ser feita sem futuras alterações no sistema.</text:span></text:p>
      <text:p text:style-name="P2"><text:span text:style-name="T1">Arquivos modificados:</text:span><text:span text:style-name="T4"> </text:span><text:span text:style-name="T10">Todo o projeto dentro da seção 2.03 do repositório.</text:span></text:p>
      <text:p text:style-name="P2"><text:span text:style-name="T1">Impacto da opção: </text:span><text:span text:style-name="T10">Médio, pois apesar de a versão não alterar nada no funcionamento do projeto, alguma complicação não prevista pode surgir dessa alteração da versão.</text:span></text:p>
      <text:p text:style-name="P2"><text:span text:style-name="T1">Aceitação: </text:span><text:span text:style-name="T8">Aceita</text:span></text:p>
      <text:p text:style-name="P6"/>
      <text:p text:style-name="P2"><text:span text:style-name="T1">Recomendação do responsável:</text:span><text:span text:style-name="T4"> </text:span><text:span text:style-name="T8">A recomendação é para aceitar a modificação e a </text:span><text:span text:style-name="T8">implementar, </text:span><text:span text:style-name="T7">n</text:span><text:span text:style-name="T8">a Opção 1.</text:span></text:p>
      <text:p text:style-name="P6"/>
      <text:p text:style-name="P2"><text:span text:style-name="T1">Situação: </text:span><text:span text:style-name="T5">Aprovada</text:span></text:p>
      <text:p text:style-name="P6"/>
      <text:p text:style-name="P2"><text:span text:style-name="T1">Ata de Reunião:</text:span><text:span text:style-name="T4"> </text:span><text:span text:style-name="T5">Como a criticidade desta mudança é </text:span><text:span text:style-name="T11">média</text:span><text:span text:style-name="T5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5-28T01:56:53.63</dc:date>
    <meta:editing-duration>PT1M25S</meta:editing-duration>
    <meta:editing-cycles>6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191" meta:character-count="1203" meta:non-whitespace-character-count="1028"/>
  </office:meta>
</office:document-meta>
</file>